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style>
    <style:style style:name="P2" style:family="paragraph" style:parent-style-name="Standard">
      <style:paragraph-properties fo:margin-left="0cm" fo:margin-right="0cm" fo:margin-top="0cm" fo:margin-bottom="0cm" loext:contextual-spacing="false" fo:text-align="justify" style:justify-single-word="false" fo:text-indent="1.27cm" style:auto-text-indent="false"/>
    </style:style>
    <style:style style:name="P3" style:family="paragraph" style:parent-style-name="Standard">
      <style:paragraph-properties fo:margin-left="1.27cm" fo:margin-right="0cm" fo:margin-top="0cm" fo:margin-bottom="0cm" loext:contextual-spacing="false" fo:text-align="justify" style:justify-single-word="false" fo:text-indent="1.27cm" style:auto-text-indent="false"/>
    </style:style>
    <style:style style:name="P4" style:family="paragraph" style:parent-style-name="Standard" style:master-page-name="Standard">
      <style:paragraph-properties fo:margin-top="0cm" fo:margin-bottom="0cm" loext:contextual-spacing="false"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iedawno, w numerze 22, zakończyliśmy artykuł o Ren’py z grą w dość wczesnym stanie rozwoju. Dowiedzieliśmy się, czym jest gatunek gier znany jako Visual Novel, zainstalowaliśmy i skonfigurowaliśmy niezbędne oprogramowanie oraz stworzyliśmy historię z prostą decyzją (dającą jednak dwa możliwe zakończenia! To już ⅔ Mass Effecta!). Teraz nadszedł czas, by nieco całość rozbudować.</text:p>
      <text:p text:style-name="P1"/>
      <text:p text:style-name="P1">Dzięki oparciu silnika Ren’py o język Python możliwe jest korzystanie z jego komend w samej rozgrywce. W najprostszy, najbardziej łopatologiczny sposób można użyć tego do tworzenia zmiennych oraz instrukcji warunkowych. Brzmi strasznie? Nie powinno, bo jest to naprawdę banalne. Zmienne to ustalone, nazwane wartości, które mogą się zmieniać w czasie, a instrukcje warunkowe to proste konstrukcje, które w zależności od wyniku podanego im testu, mogą wykonywać różne instrukcje. Z kolei testy to proste polecenia, które zwracają jeden z dwóch wyników – prawda lub fałsz. </text:p>
      <text:p text:style-name="P1"/>
      <text:p text:style-name="P1">Przy użyciu zmiennych możliwe jest chociażby zapamiętywanie efektów podjętych w grze decyzji – na przykład stworzenie zmiennych odpowiadających za relacje z postaciami i ich modyfikowanie może nam umożliwić pracę nad prostą grą o zabarwieniu romantycznym, a zmienna przechowująca informację o pieniądzach posiadanych przez postać może zostać użyta do utworzenia sklepiku. W obydwu sytuacjach testy byłyby proste – w pierwszym wypadku wartość naszej przyjaźni mogłaby być porównywana z ustalonym przez nas poziomem, by ocenić, czy – na przykład – dana postać lubi nas na tyle, by się z nami zadawać, a w drugim możemy porównywać cenę ze stanem naszego portfela. Odpowiadające im instrukcje warunkowe prowadziłyby nas do odpowiednich komunikatów, opisujących udane zabranie kogoś na spacer, odmowę, kupienie danego przedmiotu (i najlepiej zapisanie go do kolejnej zmiennej) oraz wyproszenie nas ze sklepu.</text:p>
      <text:p text:style-name="P1"/>
      <text:p text:style-name="P1">Ren’py pozwala na korzystanie komend pythonowskich na dwa różne sposoby: po pierwsze, kod w tym języku można umieścić po komendzie „python:”. Rozwiązanie to ma taką zaletę, że dzięki temu można stosować bardziej rozbudowane zestawy komend. Po drugie, dla poleceń, które mieszczą się w jednej linijce, można po prostu zacząć linijkę od znaku dolara ($) i wpisać potem nasze polecenie. To rozwiązanie w pełni wystarcza do tworzenia i zarządzania zmiennymi.</text:p>
      <text:p text:style-name="P1"/>
      <text:p text:style-name="P1">Najprostszą instrukcją warunkową w Ren’py jest struktura if-else. Jeśli wskazany test zwróci wartość „prawda”, to zostaną wykonane instrukcje wpisane pod ifem. Jeśli zostanie zwrócona wartość „fałsz” – to instrukcje pod elsem. Można też zagnieżdżać te struktury, tworząc dłuższy ciąg – np. if-elseif-elseif-elseif-else, z czterema testami (do każdego ifa), w którym zwrócenie wartości „fałsz” przez wszystkie testy prowadzi do wykonania instrukcji opisanej pod elsem.</text:p>
      <text:p text:style-name="P1"/>
      <text:p text:style-name="P1">Pora na rozbudowanie programu z numeru 22 i omówienie go. Dla oszczędności miejsca wypiszę tu tylko zmiany, a pełny kod umieszczam pod podanym linkiem – <text:a xlink:type="simple" xlink:href="https://pastebin.com/50SvLQJe" text:style-name="Internet_20_link" text:visited-style-name="Visited_20_Internet_20_Link"><text:span text:style-name="T1">https://pastebin.com/50SvLQJe</text:span></text:a>. Tekst zaczynający się od znaku „#” to komentarz, który nie jest widoczny dla Ren’py, więc można śmiało go kopiować do programu (komentarze są szczególnie przydatne przy pracy w grupie).</text:p>
      <text:p text:style-name="P1"/>
      <text:p text:style-name="P1">#Konieczne jest umieszczenie tego na samym początku</text:p>
      <text:p text:style-name="P2">$ money = 0</text:p>
      <text:p text:style-name="P2"><text:soft-page-break/></text:p>
      <text:p text:style-name="P1">#Dodanie jednej opcji do menu wyboru</text:p>
      <text:p text:style-name="P1"><text:s/><text:tab/>menu:</text:p>
      <text:p text:style-name="P3">"Dobrze":</text:p>
      <text:p text:style-name="P3">jump money</text:p>
      <text:p text:style-name="P1"/>
      <text:p text:style-name="P1">#zmiana zakładki, do której skaczemy na “buy”</text:p>
      <text:p text:style-name="P1">label angry:</text:p>
      <text:p text:style-name="P2">jump buy</text:p>
      <text:p text:style-name="P1"/>
      <text:p text:style-name="P1"><text:s/>#zmiana zakładki, do której skaczemy na “buy”</text:p>
      <text:p text:style-name="P1">label sad:</text:p>
      <text:p text:style-name="P2">jump buy</text:p>
      <text:p text:style-name="P1"/>
      <text:p text:style-name="P1">#Nowa zakładka</text:p>
      <text:p text:style-name="P1">label money:</text:p>
      <text:p text:style-name="P2">show rarity duh at center</text:p>
      <text:p text:style-name="P2">"Chrup chrup chrup"</text:p>
      <text:p text:style-name="P2">r "Bardzo ładnie, masz tu pieniążek"</text:p>
      <text:p text:style-name="P2">$ money = 1</text:p>
      <text:p text:style-name="P1"/>
      <text:p text:style-name="P1">#Nowa zakładka</text:p>
      <text:p text:style-name="P1">label buy:</text:p>
      <text:p text:style-name="P2">menu:</text:p>
      <text:p text:style-name="P2">"Mogę pączka?":</text:p>
      <text:p text:style-name="P3">jump sweets</text:p>
      <text:p text:style-name="P2">"Idziemy już?":</text:p>
      <text:p text:style-name="P3">jump end</text:p>
      <text:p text:style-name="P1"/>
      <text:p text:style-name="P1">#Nowa zakładka</text:p>
      <text:p text:style-name="P1">label sweets:</text:p>
      <text:p text:style-name="P2">if money == 1:</text:p>
      <text:p text:style-name="P3">r "Tak"</text:p>
      <text:p text:style-name="P3">jump end</text:p>
      <text:p text:style-name="P2">else:</text:p>
      <text:p text:style-name="P3">r "Nie"</text:p>
      <text:p text:style-name="P3">jump end</text:p>
      <text:p text:style-name="P1"/>
      <text:p text:style-name="P1">#Zmieniona zakładka, kończąca całą grę</text:p>
      <text:p text:style-name="P1">label end:</text:p>
      <text:p text:style-name="P2">show rarity duh at center</text:p>
      <text:p text:style-name="P2">r "Chodźmy już"</text:p>
      <text:p text:style-name="P2">return</text:p>
      <text:p text:style-name="P1"/>
      <text:p text:style-name="P1">Jak widać, pojawiło się trochę nowych elementów. <text:tab/>Przede wszystkim na samym początku pojawiło się „$ money = 0”. Mamy tu przykład tworzenia zmiennej przy użyciu języka Python – najpierw informujemy program, że w tej linijce znajdzie się kod. Następnie do zmiennej „money” przypisujemy wartość 0. Konieczne jest utworzenie tego w tym miejscu, by potem <text:soft-page-break/>przy testach program nie wyrzucił nam błędu.</text:p>
      <text:p text:style-name="P1"/>
      <text:p text:style-name="P1">Następnie przede wszystkim modyfikujemy poprzednie wybory. Od teraz Sweetie Belle może się zgodzić na zatemperowanie ołówka siostrze i, jeśli to uczyni, gra przeskoczy do zakładki „money”, w której Rarity nam podziękuje, a zmienna odpowiadająca za stan portfela naszej klaczki zmieni wartość.</text:p>
      <text:p text:style-name="P1"/>
      <text:p text:style-name="P1">Niezależnie od podjętego wyboru, wszystkie opcje prowadzą teraz do zakładki „buy”, w której pojawia się możliwość poproszenia o kupno pączka lub pytanie o możliwość odejścia. Druga opcja kończy grę. Za to pierwsza…</text:p>
      <text:p text:style-name="P1"/>
      <text:p text:style-name="P1">Jak widać zawartość zakładki „sweets” jest bardzo prosta. Mamy tu do czynienia z klasyczną konstrukcją if-else. Jeśli mamy pieniądze – możemy kupić pączka. Jeśli nasza Sweetie Belle była niedobrą siostrą, to musi obejść się smakiem. Niezależnie od wyniku dochodzimy do końca.</text:p>
      <text:p text:style-name="P1"/>
      <text:p text:style-name="P1">Oczywiście, możliwe jest dalsze rozbudowanie programu. Na przykład możemy na początku utworzyć zmienną „donut”, i w zakładce „sweets” użyć następującej komendy: „$ money = true, dzięki czemu gra zapamięta że nasza postać kupiła sobie słodycze.</text:p>
      <text:p text:style-name="P1"/>
      <text:p text:style-name="P1">Dzięki wiedzy, jaką dzisiaj zdobyliśmy, możemy znacząco rozbudować grę. Mieszając wybory, zakładki, skoki, zmienne i instrukcje warunkowe, jesteśmy w stanie stworzyć chociażby grę, w której każdy dialog będzie mógł wpływać na nasze stosunki z przyjaciółmi albo w której będziemy mogli zbierać pieniądze na zakup czegoś ważnego. Przy odpowiedniej konstrukcji może wyjść nam całkiem skomplikowany twór – na przykład visual novel, w której zmiennymi są pieniądze, czas, zmęczenie i nasze stosunki z kilkoma znajomymi. Wykonywanie pracy zwiększa ilość pieniędzy i zmęczenia i zabiera nam czas, spotykanie się z kolegami poprawia stosunki z nami kosztem czasu, ale może np. dać dostęp do dodatkowych scen, etc.</text:p>
      <text:p text:style-name="P1"/>
      <text:p text:style-name="P1">W kolejnym artykule z serii zabawimy się w planowanie, by stworzyć prawdziwą, niewielką grę, w której Sweetie Belle będzie chodzić przez tydzień do szkoły.</text:p>
      <text:p text:style-name="P1"/>
      <text:p text:style-name="P1">Zapraszam do komentowania artykułu na Facebooku, FGE oraz na forum MLPPolska. Czy coś jest niejasne? Czy chcecie dowiedzieć się czegoś więcej? A może ciekawi Was konkretna kwestia?</text:p>
      <text:p text:style-name="P1"/>
      <text:p text:style-name="P1">Użyte grafiki pochodzą ze strony <text:a xlink:type="simple" xlink:href="https://xpesifeindx.deviantart.com/" text:style-name="Internet_20_link" text:visited-style-name="Visited_20_Internet_20_Link"><text:span text:style-name="T1">https://xpesifeindx.deviantart.com</text:span></text:a>.</text:p>
      <text:p text:style-name="P1"/>
      <text:p text:style-name="P1"/>
      <text:p text:style-name="P1"><text:a xlink:type="simple" xlink:href="https://gonintendo.com/system/file_uploads/uploads/000/014/778/original/logo512.png" text:style-name="Internet_20_link" text:visited-style-name="Visited_20_Internet_20_Link"><text:span text:style-name="T1">https://gonintendo.com/system/file_uploads/uploads/000/014/778/original/logo512.png</text:span></text:a> - top podobny jak w pierwszej części artykułu. Bądź co bądź, to seria. Poprzedni był 2 numery temu</text:p>
      <text:p text:style-name="P1"/>
      <text:p text:style-name="P1"><text:a xlink:type="simple" xlink:href="https://imgur.com/a/ajyiIX8" text:style-name="Internet_20_link" text:visited-style-name="Visited_20_Internet_20_Link"><text:span text:style-name="T1">https://imgur.com/a/ajyiIX8</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5-23T23:10:31.048000000</dc:date>
    <meta:editing-duration>PT26M31S</meta:editing-duration>
    <meta:editing-cycles>1</meta:editing-cycles>
    <meta:document-statistic meta:table-count="0" meta:image-count="0" meta:object-count="0" meta:page-count="3" meta:paragraph-count="55" meta:word-count="944" meta:character-count="6499" meta:non-whitespace-character-count="5593"/>
  </office:meta>
</office:document-meta>
</file>